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15pt" style:font-size-asian="15pt" style:font-size-complex="15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style:font-name="Liberation Serif" fo:font-size="14pt" fo:font-weight="bold" style:font-name-asian="Noto Serif CJK SC" style:font-size-asian="14pt" style:font-weight-asian="bold" style:font-name-complex="Lohit Devanagari1" style:font-size-complex="14pt" style:font-weight-complex="bold"/>
    </style:style>
    <style:style style:name="T2" style:family="text">
      <style:text-properties style:font-name="Liberation Serif" fo:font-size="14pt" style:font-name-asian="Noto Serif CJK SC" style:font-size-asian="14pt" style:font-name-complex="Lohit Devanagari1" style:font-size-complex="14pt"/>
    </style:style>
    <style:style style:name="T3" style:family="text">
      <style:text-properties style:font-name="Liberation Serif" fo:font-size="15pt" fo:font-weight="bold" style:font-name-asian="Noto Serif CJK SC" style:font-size-asian="15pt" style:font-weight-asian="bold" style:font-name-complex="Lohit Devanagari1" style:font-size-complex="15pt" style:font-weight-complex="bold"/>
    </style:style>
    <style:style style:name="T4" style:family="text">
      <style:text-properties style:font-name="Liberation Serif" fo:font-size="15pt" style:font-name-asian="Noto Serif CJK SC" style:font-size-asian="15pt" style:font-name-complex="Lohit Devanagari1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git init</text:h>
      <text:p text:style-name="Text_20_body">Esse é o comando que você irá utilizar para criar um novo projeto de git. O comando irá criar um repositório novo em branco e, a partir daí, será possível armazenar seu código fonte, alterar, salvaguardar alterações etc.</text:p>
      <text:p text:style-name="Text_20_body">Exemplo:</text:p>
      <text:p text:style-name="Text_20_body"><text:span text:style-name="Strong_20_Emphasis"><text:span text:style-name="T3">git init</text:span></text:span></text:p>
      <text:p text:style-name="Text_20_body">Se você já possui um repositório anterior ou deseja criar um repositório com um nome em específico, você pode passar o nome como parâmetro do comando:</text:p>
      <text:p text:style-name="Text_20_body"><text:span text:style-name="Strong_20_Emphasis">$ git init &lt;O nome do seu repositório&gt;</text:span></text:p>
      <text:h text:style-name="Heading_20_3" text:outline-level="3"><text:span text:style-name="Strong_20_Emphasis"><text:span text:style-name="T4">git clone</text:span></text:span></text:h>
      <text:p text:style-name="Text_20_body">Esse comando Git cria uma cópia exata de um repositório já existente.</text:p>
      <text:p text:style-name="Text_20_body">Então… quando usar git init e quando usar git clone? O git clone é mais avançado, uma vez que ele mesmo executa um comando git init internamente. Além disso, ele verifica todo o conteúdo do projeto.</text:p>
      <text:p text:style-name="Text_20_body">Exemplo:</text:p>
      <text:p text:style-name="Text_20_body"><text:span text:style-name="Strong_20_Emphasis">git clone &lt;URL do seu projeto&gt;</text:span></text:p>
      <text:h text:style-name="Heading_20_3" text:outline-level="3"><text:span text:style-name="Strong_20_Emphasis"><text:span text:style-name="T4">git add</text:span></text:span></text:h>
      <text:p text:style-name="Text_20_body"><text:span text:style-name="Strong_20_Emphasis"><text:span text:style-name="T4">Esse comando Git adiciona os arquivos especificados de código ao seu repositório, sejam arquivos novos ou arquivos anteriores que foram alterados. Oferece diferentes possibilidades de sintaxe.</text:span></text:span></text:p>
      <text:p text:style-name="Text_20_body">Exemplo:</text:p>
      <text:p text:style-name="Text_20_body"><text:span text:style-name="Strong_20_Emphasis">$ git add seu_arquivo</text:span> (esse comando irá adicionar o arquivo em específico ao repositório)</text:p>
      <text:p text:style-name="Text_20_body"><text:span text:style-name="Strong_20_Emphasis">$ git add *</text:span> (esse comando irá adicionar todos os arquivos novos e/ou modificados ao repositório)</text:p>
      <text:h text:style-name="Heading_20_3" text:outline-level="3">5. git commit</text:h>
      <text:p text:style-name="Text_20_body">É fundamental se estabelecer uma diferença entre git add e git commit:</text:p>
      <text:list xml:id="list1881320783" text:style-name="L1">
        <text:list-item>
          <text:p text:style-name="P3">git add adiciona seus arquivos modificados à fila para serem submetidos a um commit posteriormente. Os arquivos <text:span text:style-name="Strong_20_Emphasis">não</text:span> passaram por um commit. </text:p>
        </text:list-item>
        <text:list-item>
          <text:p text:style-name="P2">O git commit executa o commit dos arquivos que foram adicionados e cria uma nova revisão com um log. Por outro lado, se você não adicionar nenhum arquivo, o git não fará o commit de nada. </text:p>
        </text:list-item>
      </text:list>
      <text:p text:style-name="Text_20_body">É possível combinar as duas ações em um único comando: <text:span text:style-name="Strong_20_Emphasis">$ git commit -a</text:span>.</text:p>
      <text:p text:style-name="Text_20_body">Também é possível adicionar uma mensagem para a execução de um commit. Exemplo:</text:p>
      <text:p text:style-name="Text_20_body"><text:span text:style-name="Strong_20_Emphasis">$ git commit -m “seu comentário”</text:span></text:p>
      <text:h text:style-name="Heading_20_3" text:outline-level="3"><text:soft-page-break/>6. git branch</text:h>
      <text:p text:style-name="Text_20_body">É comum na maior parte do tempo possuir múltiplas variações em seu repositório Git, chamadas de <text:span text:style-name="Emphasis">branches </text:span>(“ramificações”). A grosso modo, um <text:span text:style-name="Emphasis">branch</text:span> é um caminho independente de desenvolvimento, uma alternativa.</text:p>
      <text:p text:style-name="Text_20_body">A princípio pode parecer fácil se perder em diversos caminhos, mas o comando git branch facilita o gerenciamento de tudo isso. Com diferentes parâmetros, é possível listar, criar ou apagar os <text:span text:style-name="Emphasis">branches.</text:span></text:p>
      <text:p text:style-name="Text_20_body">Exemplos:</text:p>
      <text:p text:style-name="Text_20_body"><text:span text:style-name="Strong_20_Emphasis">$ git branch </text:span>(lista todas as ramificações)</text:p>
      <text:p text:style-name="Text_20_body"><text:span text:style-name="Strong_20_Emphasis">$ git branch &lt;nome_do_branch&gt; </text:span>(cria um <text:span text:style-name="Emphasis">branch</text:span> com o nome especificado)</text:p>
      <text:p text:style-name="Text_20_body"><text:span text:style-name="Strong_20_Emphasis">$ git branch -d &lt;nome_do_branch&gt; </text:span>(deleta o <text:span text:style-name="Emphasis">branch</text:span> com o nome especificado)</text:p>
      <text:h text:style-name="Heading_20_3" text:outline-level="3">7. git checkout</text:h>
      <text:p text:style-name="Text_20_body">Ainda sobre <text:span text:style-name="Emphasis">branches</text:span>, esse comando Git pode ser utilizado para trocar de uma ramificação para outra.</text:p>
      <text:p text:style-name="Text_20_body">Exemplo:</text:p>
      <text:p text:style-name="Text_20_body"><text:span text:style-name="Strong_20_Emphasis">$ git checkout &lt;nome_do_branch&gt;</text:span></text:p>
      <text:p text:style-name="Text_20_body">Também é possível combinar operações, criando e fazendo o checkout de um novo <text:span text:style-name="Emphasis">branch</text:span> com um único comando:</text:p>
      <text:p text:style-name="Text_20_body"><text:span text:style-name="Strong_20_Emphasis">$ git checkout -b &lt;nome_do_branch_novo&gt;</text:span></text:p>
      <text:p text:style-name="Text_20_body"><text:span text:style-name="Strong_20_Emphasis"><text:span text:style-name="T4"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2:29:39.374784634</meta:creation-date>
    <dc:date>2022-10-13T22:33:58.716279915</dc:date>
    <meta:editing-duration>PT4M23S</meta:editing-duration>
    <meta:editing-cycles>1</meta:editing-cycles>
    <meta:document-statistic meta:table-count="0" meta:image-count="0" meta:object-count="0" meta:page-count="2" meta:paragraph-count="36" meta:word-count="445" meta:character-count="2651" meta:non-whitespace-character-count="2242"/>
    <meta:generator>LibreOffice/7.3.6.2$Linux_X86_64 LibreOffice_project/30$Build-2</meta:generator>
  </office:meta>
</office:document-meta>
</file>